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ell1</text:p>
          </table:table-cell>
          <table:table-cell office:value-type="string" calcext:value-type="string">
            <text:p>reference1</text:p>
          </table:table-cell>
          <table:table-cell office:value-type="string" calcext:value-type="string">
            <text:p>reference2</text:p>
          </table:table-cell>
          <table:table-cell office:value-type="string" calcext:value-type="string">
            <text:p>reference3</text:p>
          </table:table-cell>
          <table:table-cell office:value-type="string" calcext:value-type="string">
            <text:p>reference4</text:p>
          </table:table-cell>
          <table:table-cell office:value-type="string" calcext:value-type="string">
            <text:p>reference5</text:p>
          </table:table-cell>
          <table:table-cell office:value-type="string" calcext:value-type="string">
            <text:p>reference6</text:p>
          </table:table-cell>
        </table:table-row>
        <table:table-row table:style-name="ro1">
          <table:table-cell/>
          <table:table-cell table:formula="of:=[.A1]" office:value-type="string" office:string-value="cell1" calcext:value-type="string">
            <text:p>cell1</text:p>
          </table:table-cell>
          <table:table-cell table:formula="of:=[Sheet2.A1]" office:value-type="string" office:string-value="cell2" calcext:value-type="string">
            <text:p>cell2</text:p>
          </table:table-cell>
          <table:table-cell table:formula="of:=['file:///home/user3/PycharmProjects/pysheetdata/testdata/test2.ods'#$Sheet1.A1]" office:value-type="string" office:string-value="cell1" calcext:value-type="string">
            <text:p>cell1</text:p>
          </table:table-cell>
          <table:table-cell table:formula="of:=['('.A1]" office:value-type="string" office:string-value="test cell" calcext:value-type="string">
            <text:p>test cell</text:p>
          </table:table-cell>
          <table:table-cell table:formula="of:=['file:///home/user3/PycharmProjects/pysheetdata/testdata/test2.ods'#$'&gt;'.A1]" office:value-type="string" office:string-value="" calcext:value-type="error">
            <text:p>#REF!</text:p>
          </table:table-cell>
          <table:table-cell table:formula="of:=['#$'.A1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cell2</text:p>
          </table:table-cell>
        </table:table-row>
      </table:table>
      <table:table table:name="(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test cell</text:p>
          </table:table-cell>
        </table:table-row>
      </table:table>
      <table:table table:name="#$" table:style-name="ta1">
        <table:table-column table:style-name="co1" table:default-cell-style-name="Default"/>
        <table:table-row table:style-name="ro1">
          <table:table-cell/>
        </table:table-row>
      </table:table>
      <table:table table:name="'file:///home/user3/PycharmProjects/pysheetdata/testdata/test2.ods'#Sheet1" table:print="false" table:style-name="ta_extref">
        <table:table-source xlink:type="simple" xlink:href="../test2.ods" table:table-name="Sheet1" table:filter-name="calc8" table:mode="copy-results-only"/>
        <table:table-column/>
        <table:table-row>
          <table:table-cell table:style-name="ce1" office:value-type="string">
            <text:p>cell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6:06:06.045862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5:09:19.729076016</meta:creation-date>
    <dc:date>2016-01-22T01:20:37.492738115</dc:date>
    <meta:editing-duration>P2DT23H23M39S</meta:editing-duration>
    <meta:editing-cycles>3</meta:editing-cycles>
    <meta:generator>LibreOffice/5.0.2.2$Linux_X86_64 LibreOffice_project/00m0$Build-2</meta:generator>
    <meta:document-statistic meta:table-count="4" meta:cell-count="15" meta:object-count="0"/>
  </office:meta>
</office:document-meta>
</file>